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a5e0"/>
    </style:style>
    <style:style style:name="P2" style:family="paragraph" style:parent-style-name="Text_20_body">
      <style:paragraph-properties fo:margin-top="0in" fo:margin-bottom="0in" style:contextual-spacing="false"/>
      <style:text-properties fo:color="#000000" loext:opacity="100%"/>
    </style:style>
    <style:style style:name="P3" style:family="paragraph" style:parent-style-name="Text_20_body">
      <style:text-properties fo:color="#000000" loext:opacity="100%"/>
    </style:style>
    <style:style style:name="P4" style:family="paragraph" style:parent-style-name="Text_20_body">
      <style:paragraph-properties fo:margin-top="0in" fo:margin-bottom="0in" style:contextual-spacing="false"/>
      <style:text-properties fo:color="#000000" loext:opacity="100%" officeooo:paragraph-rsid="00047a6c"/>
    </style:style>
    <style:style style:name="P5" style:family="paragraph" style:parent-style-name="Text_20_body">
      <style:text-properties fo:language="bg" fo:country="BG"/>
    </style:style>
    <style:style style:name="P6" style:family="paragraph" style:parent-style-name="Text_20_body">
      <style:paragraph-properties fo:margin-top="0in" fo:margin-bottom="0.0181in" style:contextual-spacing="false"/>
      <style:text-properties fo:language="bg" fo:country="BG"/>
    </style:style>
    <style:style style:name="P7" style:family="paragraph" style:parent-style-name="Text_20_body">
      <style:paragraph-properties fo:margin-top="0in" fo:margin-bottom="0.0972in" style:contextual-spacing="false"/>
      <style:text-properties officeooo:paragraph-rsid="00033dec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0047a6c"/>
    </style:style>
    <style:style style:name="P9" style:family="paragraph" style:parent-style-name="Text_20_body">
      <style:paragraph-properties fo:margin-top="0in" fo:margin-bottom="0in" style:contextual-spacing="false"/>
      <style:text-properties fo:color="#127622" loext:opacity="100%" officeooo:rsid="00047a6c" officeooo:paragraph-rsid="00047a6c"/>
    </style:style>
    <style:style style:name="T1" style:family="text">
      <style:text-properties fo:color="#ff0000" loext:opacity="100%"/>
    </style:style>
    <style:style style:name="T2" style:family="text">
      <style:text-properties fo:color="#a52a2a" loext:opacity="100%"/>
    </style:style>
    <style:style style:name="T3" style:family="text">
      <style:text-properties fo:color="#0000cd" loext:opacity="100%"/>
    </style:style>
    <style:style style:name="T4" style:family="text">
      <style:text-properties style:font-name="Liberation Mono"/>
    </style:style>
    <style:style style:name="T5" style:family="text">
      <style:text-properties officeooo:rsid="00033dec"/>
    </style:style>
    <style:style style:name="T6" style:family="text">
      <style:text-properties fo:color="#127622" loext:opacity="100%"/>
    </style:style>
    <style:style style:name="T7" style:family="text">
      <style:text-properties fo:color="#127622" loext:opacity="100%" officeooo:rsid="00033dec"/>
    </style:style>
    <style:style style:name="T8" style:family="text">
      <style:text-properties fo:color="#127622" loext:opacity="100%" officeooo:rsid="00047a6c"/>
    </style:style>
    <style:style style:name="T9" style:family="text">
      <style:text-properties fo:color="#127622" loext:opacity="100%" officeooo:rsid="0004a5e0"/>
    </style:style>
    <style:style style:name="T10" style:family="text">
      <style:text-properties fo:language="bg" fo:country="BG"/>
    </style:style>
    <style:style style:name="T11" style:family="text">
      <style:text-properties officeooo:rsid="0003ef90"/>
    </style:style>
    <style:style style:name="T12" style:family="text">
      <style:text-properties officeooo:rsid="00047a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tring Formatting</text:h>
      <text:p text:style-name="Horizontal_20_Line"/>
      <text:p text:style-name="P5">https://www.w3schools.com/python/python_string_formatting.asp</text:p>
      <text:p text:style-name="P5">За да сме сигурни, че даден низ ще се покаже според очакванията, можем да форматираме резултата с метода <text:span text:style-name="T4">format()</text:span>.</text:p>
      <text:p text:style-name="Horizontal_20_Line"/>
      <text:h text:style-name="Heading_20_2" text:outline-level="2">String format()<text:span text:style-name="T5"> - форматиране на низ(стринг)</text:span></text:h>
      <text:p text:style-name="P5">Методът <text:span text:style-name="T4">format()</text:span> ви позволява да форматирате избрани части от низ.</text:p>
      <text:p text:style-name="P5">Понякога има части от текст, които не контролирате, може би идват от база данни или въведени от потребителя?</text:p>
      <text:p text:style-name="P5">За да контролирате такива стойности, добавете контейнери (къдрави скоби <text:span text:style-name="T4">{}</text:span>) в текста и изпълнете стойностите чрез метода <text:span text:style-name="T4">format()</text:span>:</text:p>
      <text:h text:style-name="Heading_20_3" text:outline-level="3">Example</text:h>
      <text:p text:style-name="P5">Добавете контейнер, където искате да покажете цената:</text:p>
      <text:p text:style-name="P3">price = <text:span text:style-name="T1">49</text:span><text:line-break/>txt = <text:span text:style-name="T2">"The price is {} dollars"</text:span><text:line-break/><text:span text:style-name="T3">print</text:span>(txt.<text:span text:style-name="T3">format</text:span>(price))<text:span text:style-name="T1"> </text:span></text:p>
      <text:p text:style-name="P7"><text:span text:style-name="T7">#Резултат: </text:span><text:span text:style-name="T6">The price is 49 dollars</text:span> </text:p>
      <text:p text:style-name="P6">Можете да добавите параметри в<text:span text:style-name="T5"> къдравите</text:span> скоби, за да посочите как да преобразувате стойността:</text:p>
      <text:h text:style-name="Heading_20_3" text:outline-level="3">Example</text:h>
      <text:p text:style-name="P5">Форматирайте цената, която да се показва като число с два знака след десетичната запетая:</text:p>
      <text:p text:style-name="P3">txt = <text:span text:style-name="T2">"The price is {:.2f} dollars"</text:span></text:p>
      <text:p text:style-name="Text_20_body"><text:span text:style-name="T10">Вижте всички типове форматиране в нашия</text:span> <text:a xlink:type="simple" xlink:href="https://www.w3schools.com/python/ref_string_format.asp" text:style-name="Internet_20_link" text:visited-style-name="Visited_20_Internet_20_Link">String format() Reference</text:a>.</text:p>
      <text:p text:style-name="Horizontal_20_Line"/>
      <text:h text:style-name="Heading_20_2" text:outline-level="2">Multiple Values<text:span text:style-name="T11"> - множество стойности</text:span></text:h>
      <text:p text:style-name="P5">Ако искате да използвате повече стойности, просто добавете още стойности към метода <text:span text:style-name="T4">format()</text:span>:</text:p>
      <text:p text:style-name="P3"><text:span text:style-name="T3">print</text:span>(txt.<text:span text:style-name="T3">format</text:span>(price, itemno, count))<text:span text:style-name="T1"> </text:span></text:p>
      <text:p text:style-name="Text_20_body">And add more placeholders:</text:p>
      <text:h text:style-name="Heading_20_3" text:outline-level="3"><text:soft-page-break/>Example</text:h>
      <text:p text:style-name="P2">quantity = <text:span text:style-name="T1">3</text:span><text:line-break/>itemno = <text:span text:style-name="T1">567</text:span><text:line-break/>price = <text:span text:style-name="T1">49</text:span><text:line-break/>myorder = <text:span text:style-name="T2">"I want {} pieces of item number {} for {:.2f} dollars."</text:span><text:line-break/><text:span text:style-name="T3">print</text:span>(myorder.<text:span text:style-name="T3">format</text:span>(quantity, itemno, price))<text:span text:style-name="T1"> </text:span></text:p>
      <text:p text:style-name="P8"><text:span text:style-name="T8"># Резултат: </text:span><text:span text:style-name="T6">I want 3 pieces of item number 567 for 49.00 dollars.</text:span> </text:p>
      <text:p text:style-name="Horizontal_20_Line"/>
      <text:h text:style-name="Heading_20_2" text:outline-level="2">Index Numbers<text:span text:style-name="T12"> - индексни номера</text:span></text:h>
      <text:p text:style-name="P5">Можете да използвате индексни номера (число във фигурните скоби <text:span text:style-name="T4">{0}</text:span>), за да сте сигурни, че стойностите са поставени в правилните контейнери:</text:p>
      <text:h text:style-name="Heading_20_3" text:outline-level="3">Example</text:h>
      <text:p text:style-name="P3">quantity = <text:span text:style-name="T1">3</text:span><text:line-break/>itemno = <text:span text:style-name="T1">567</text:span><text:line-break/>price = <text:span text:style-name="T1">49</text:span><text:line-break/>myorder = <text:span text:style-name="T2">"I want {0} pieces of item number {1} for {2:.2f} dollars."</text:span><text:line-break/><text:span text:style-name="T3">print</text:span>(myorder.<text:span text:style-name="T3">format</text:span>(quantity, itemno, price))<text:span text:style-name="T1"> </text:span></text:p>
      <text:p text:style-name="P4"><text:span text:style-name="T8"># Резултат: </text:span><text:span text:style-name="T6">I want 3 pieces of item number 567 for 49.00 dollars.</text:span></text:p>
      <text:p text:style-name="Text_20_body"><text:line-break/><text:span text:style-name="T10">Освен това, ако искате да се обърнете към една и съща стойност повече от веднъж, използвайте индексния номер:</text:span></text:p>
      <text:h text:style-name="Heading_20_3" text:outline-level="3">Example</text:h>
      <text:p text:style-name="P2">age = <text:span text:style-name="T1">36</text:span><text:line-break/>name = <text:span text:style-name="T2">"John"</text:span><text:line-break/>txt = <text:span text:style-name="T2">"His name is {1}. {1} is {0} years old."</text:span><text:line-break/><text:span text:style-name="T3">print</text:span>(txt.<text:span text:style-name="T3">format</text:span>(age, name))<text:span text:style-name="T1"> </text:span></text:p>
      <text:p text:style-name="P9"># Резултат: His name is John. John is 36 years old. </text:p>
      <text:p text:style-name="Horizontal_20_Line"/>
      <text:h text:style-name="Heading_20_2" text:outline-level="2">Named Indexes<text:span text:style-name="T12"> - именувано индексиране</text:span></text:h>
      <text:p text:style-name="P5">Можете също да използвате наименувани индекси, като въведете име във фигурните скоби <text:span text:style-name="T4">{carname}</text:span>, но тогава трябва да използвате имена, когато предавате стойностите на параметъра <text:span text:style-name="T4">txt.format(carname = "Ford")</text:span>:</text:p>
      <text:h text:style-name="Heading_20_3" text:outline-level="3">Example</text:h>
      <text:p text:style-name="P2">myorder = <text:span text:style-name="T2">"I have a {carname}, it is a {model}."</text:span><text:line-break/><text:span text:style-name="T3">print</text:span>(myorder.<text:span text:style-name="T3">format</text:span>(carname = <text:span text:style-name="T2">"Ford"</text:span>, model = <text:span text:style-name="T2">"Mustang"</text:span>))</text:p>
      <text:p text:style-name="P1"><text:span text:style-name="T8"># Резултат:</text:span><text:span text:style-name="T9"> </text:span><text:span text:style-name="T6">I have a Ford, it is a Mustang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00:58:04.960771099</meta:creation-date>
    <dc:date>2023-02-07T01:36:31.348736991</dc:date>
    <meta:editing-duration>PT7M4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37" meta:word-count="381" meta:character-count="2482" meta:non-whitespace-character-count="2128"/>
  </office:meta>
</office:document-meta>
</file>